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4pt" officeooo:rsid="001a01e3" officeooo:paragraph-rsid="001a01e3" style:font-size-asian="14pt" style:font-name-complex="Cantarell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officeooo:rsid="001adfb3" officeooo:paragraph-rsid="001adfb3" style:font-size-asian="14pt" style:font-name-complex="Cantarell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officeooo:rsid="001b5a68" officeooo:paragraph-rsid="001b5a68" style:font-size-asian="14pt" style:font-name-complex="Cantarell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officeooo:rsid="001bc1a4" officeooo:paragraph-rsid="001bc1a4" style:font-size-asian="14pt" style:font-name-complex="Cantarell" style:font-size-complex="14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4pt" officeooo:rsid="001bc1a4" officeooo:paragraph-rsid="002195fb" style:font-size-asian="14pt" style:font-name-complex="Cantarell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officeooo:rsid="001e60b4" officeooo:paragraph-rsid="001e60b4" style:font-size-asian="14pt" style:font-name-complex="Cantarell" style:font-size-complex="14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4pt" officeooo:rsid="002195fb" officeooo:paragraph-rsid="002195fb" style:font-size-asian="14pt" style:font-name-complex="Cantarell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officeooo:rsid="001b5a68" officeooo:paragraph-rsid="001e66ca" style:font-size-asian="14pt" style:font-name-complex="Cantarell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officeooo:rsid="001e66ca" officeooo:paragraph-rsid="001e66ca" style:font-size-asian="14pt" style:font-name-complex="Cantarell" style:font-size-complex="14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4pt" officeooo:rsid="00225d97" officeooo:paragraph-rsid="00225d97" style:font-size-asian="14pt" style:font-name-complex="Cantarell" style:font-size-complex="14pt"/>
    </style:style>
    <style:style style:name="T1" style:family="text">
      <style:text-properties officeooo:rsid="001cd915"/>
    </style:style>
    <style:style style:name="T2" style:family="text">
      <style:text-properties officeooo:rsid="001e60b4"/>
    </style:style>
    <style:style style:name="T3" style:family="text">
      <style:text-properties officeooo:rsid="001e66ca"/>
    </style:style>
    <style:style style:name="T4" style:family="text">
      <style:text-properties officeooo:rsid="002044df"/>
    </style:style>
    <style:style style:name="T5" style:family="text">
      <style:text-properties officeooo:rsid="00219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 </text:p>
      <text:p text:style-name="P1">گزارش سوال <text:span text:style-name="T1">۲</text:span> پروژه مدار منطقی <text:s/>روزبه شریف‌نسب ۹۷۲۴۳۰۹۳</text:p>
      <text:p text:style-name="P1"/>
      <text:p text:style-name="P2">برای پیاده‌سازی <text:span text:style-name="T1">adder </text:span><text:s/>در <text:span text:style-name="T1">گیت‌</text:span>لول ۲ راه داریم، یکی اینکه <text:span text:style-name="T1">برای هر بیت از خروجی،‌ارتباطش را با بیت‌های قبلی ورودی و cout جمع‌ آن‌ها و غیره پیدا کنیم و آن تابع را پیاده‌سازی کنیم. </text:span></text:p>
      <text:p text:style-name="P2">راه دوم که <text:span text:style-name="T2">راحت‌تر</text:span> به نظر می‌رسد، طراحی <text:span text:style-name="T2">جمع کننده با استفاده از <text:s/>۸ تا full adder <text:s/>است. ابتدا یک full adder یک‌بیتی طراحی می‌کنیم و در ادامه </text:span>تابع <text:span text:style-name="T2">۸ تا instance از آن می‌سازیم.</text:span></text:p>
      <text:p text:style-name="P6">طراحی full adder با استفاده از تابع آن به شکل زیر است: </text:p>
      <text:p text:style-name="P6"/>
      <text:p text:style-name="P9">sum = a^b</text:p>
      <text:p text:style-name="P8"><text:span text:style-name="T3">carryOut</text:span> = ( <text:span text:style-name="T4">(a</text:span> ^ <text:span text:style-name="T4">b)</text:span> &amp; <text:span text:style-name="T3">carrryIn</text:span>) | (<text:span text:style-name="T3">a</text:span> &amp; <text:span text:style-name="T3">b</text:span>);</text:p>
      <text:p text:style-name="P8"><text:s/></text:p>
      <text:p text:style-name="P2">برای طراحی این سوال <text:span text:style-name="T5">نیز </text:span>راه دوم را برگزیدیم و <text:span text:style-name="T5">پس از طراحی full adder از آن ۸ نمونه ساختیم که به ترتیب cout هریک به cin بعدی وصل بود و sum‌ش هم طبیعتا به بیت متناظر در sum خروجی وصل بود.</text:span></text:p>
      <text:p text:style-name="P7">در نهایت برای محاسبه overFlow از فرمول زیر استفاده کردیم:</text:p>
      <text:p text:style-name="P7">اورفلو زمانی رخ می‌دهد که رقم نقلی به بیت آخر با رقم تقلی از بیت‌آخر برابر نباشد، این که همان تعریف XOR است، پس از XOR استفاده کردیم.</text:p>
      <text:p text:style-name="P5"/>
      <text:p text:style-name="P4"/>
      <text:p text:style-name="P4">در قسمت test bench <text:s/><text:span text:style-name="T5">جمع صفر و صفر، ۲ عدد مثبت بدون اورفلو، جمع ۲ عدد مثبت یا اورفلو و ۲ عدد منفی بدون اورفلو و ۲ عدد منفی با اورفلو را محاسبه کردیم. (رسم سینگال کردیم!)</text:span></text:p>
      <text:p text:style-name="P4"/>
      <text:p text:style-name="P10">برای بررسی صحت عملکرد، حاصل جمع ها به صورت دستی (و همچنین با ماشین‌حساب) محاسبه شدند.</text:p>
      <text:p text:style-name="P10">برای تبدیل سیگنال‌های خروجی به عدد از گزینه signed bit در gtkwave استفاده کردیم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2:04.509608443</meta:creation-date>
    <meta:generator>LibreOffice/6.2.8.2$Linux_X86_64 LibreOffice_project/20$Build-2</meta:generator>
    <dc:date>2020-01-28T23:20:49.832079964</dc:date>
    <meta:editing-duration>PT46M9S</meta:editing-duration>
    <meta:editing-cycles>11</meta:editing-cycles>
    <meta:document-statistic meta:table-count="0" meta:image-count="0" meta:object-count="0" meta:page-count="1" meta:paragraph-count="14" meta:word-count="255" meta:character-count="1214" meta:non-whitespace-character-count="963"/>
  </office:meta>
</office:document-meta>
</file>